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4000001144E8D5D4C495514B1.png" manifest:media-type="image/png"/>
  <manifest:file-entry manifest:full-path="Pictures/1000000000000190000000E86A957028C4C46AA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everberation time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source : https://www.primacoustic.com/broadway-panels/science/common-reverberation-times/</text:span></text:p>
              </text:list-item>
            </text:list>
          </draw:text-box>
        </draw:frame>
        <draw:frame draw:style-name="gr2" draw:text-style-name="P3" draw:layer="layout" svg:width="20.147cm" svg:height="11.684cm" svg:x="5.253cm" svg:y="7.366cm">
          <draw:image xlink:href="Pictures/1000000000000190000000E86A957028C4C46A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st sound</text:p>
          </draw:text-box>
        </draw:frame>
        <draw:frame draw:style-name="standard" draw:layer="layout" svg:width="11.046cm" svg:height="5.339cm" svg:x="1.4cm" svg:y="4.914cm" presentation:class="object" presentation:user-transformed="true">
          <draw:plugin xlink:href="../test_sound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8" draw:text-style-name="P4" draw:layer="layout" svg:width="25.199cm" svg:height="12.179cm" svg:x="1.27cm" svg:y="4.826cm" presentation:class="outline" presentation:user-transformed="true">
          <draw:text-box>
            <text:list text:style-name="L2">
              <text:list-item>
                <text:p text:style-name="P4"><text:span text:style-name="T2">https://www.softdb.com/what-is-reverberation-in-acoustical-analysis/</text:span></text:p>
              </text:list-item>
            </text:list>
          </draw:text-box>
        </draw:frame>
        <draw:frame draw:style-name="gr2" draw:text-style-name="P3" draw:layer="layout" svg:width="19.876cm" svg:height="10.972cm" svg:x="3.492cm" svg:y="5.792cm">
          <draw:image xlink:href="Pictures/10000000000001F4000001144E8D5D4C495514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9M33S</meta:editing-duration>
    <meta:editing-cycles>6</meta:editing-cycles>
    <meta:generator>LibreOffice/6.4.7.2$Linux_X86_64 LibreOffice_project/40$Build-2</meta:generator>
    <dc:title>Blue Curve</dc:title>
    <dc:date>2022-03-30T18:07:03.522122481</dc:date>
    <meta:document-statistic meta:object-count="52"/>
  </office:meta>
</office:document-meta>
</file>